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2480000214EEC083ADA.svm"/>
  <manifest:file-entry manifest:media-type="" manifest:full-path="Pictures/2000000700003D3C00002E32C962E67B.svm"/>
  <manifest:file-entry manifest:media-type="" manifest:full-path="Pictures/2000000700003C1000002C577D32179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Symbol,Italic" svg:font-family="'Symbol,Italic'"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9.091cm" fo:margin-left="8.186cm" fo:margin-right="-0.279cm" table:align="margins"/>
    </style:style>
    <style:style style:name="Table1.A" style:family="table-column">
      <style:table-column-properties style:column-width="1.085cm" style:rel-column-width="7819*"/>
    </style:style>
    <style:style style:name="Table1.B" style:family="table-column">
      <style:table-column-properties style:column-width="8.006cm" style:rel-column-width="577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82cm" style:rel-column-width="5712*"/>
    </style:style>
    <style:style style:name="Table2.B" style:family="table-column">
      <style:table-column-properties style:column-width="7.223cm" style:rel-column-width="27847*"/>
    </style:style>
    <style:style style:name="Table2.C" style:family="table-column">
      <style:table-column-properties style:column-width="8.294cm" style:rel-column-width="3197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3.044cm" fo:margin-left="2.233cm" fo:margin-right="1.722cm" table:align="margins"/>
    </style:style>
    <style:style style:name="Table3.A" style:family="table-column">
      <style:table-column-properties style:column-width="0.847cm" style:rel-column-width="4253*"/>
    </style:style>
    <style:style style:name="Table3.B" style:family="table-column">
      <style:table-column-properties style:column-width="12.197cm" style:rel-column-width="6128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 style:family="paragraph" style:parent-style-name="Table_20_Contents">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Standard" style:list-style-name="L1"/>
    <style:style style:name="P6"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7" style:family="paragraph" style:parent-style-name="Standard" style:list-style-name="L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style:font-name="Symbol,Italic" fo:font-size="12pt" fo:font-style="italic" style:font-name-asian="Symbol,Italic" style:font-size-asian="12pt" style:font-style-asian="italic" style:font-name-complex="Symbol,Italic" style:font-size-complex="12pt" style:font-style-complex="italic"/>
    </style:style>
    <style:style style:name="T4" style:family="text">
      <style:text-properties style:font-name="Symbol,Italic" fo:font-style="italic" style:font-name-asian="Symbol,Italic" style:font-style-asian="italic" style:font-name-complex="Symbol,Italic" style:font-style-complex="italic"/>
    </style:style>
    <style:style style:name="T5" style:family="text">
      <style:text-properties fo:font-style="italic" style:font-style-asian="italic" style:font-style-complex="italic"/>
    </style:style>
    <style:style style:name="T6" style:family="text">
      <style:text-properties style:font-name="Times New Roman1" fo:font-size="12pt" style:font-name-asian="Times New Roman1" style:font-size-asian="12pt" style:font-name-complex="Times New Roman1"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reliable Gyroscope based Gait Phase Detection Sensor Embedded in Shoe Insole.</text:p>
      <text:p text:style-name="Standard">Pappas et al</text:p>
      <text:p text:style-name="Standard"/>
      <text:p text:style-name="Standard">Introduzione:</text:p>
      <text:p text:style-name="Standard">FES può essere usato per assistere persone con problemi di deambulazione. Il sistema di elettro stimolazione consiste in degli elettrodi che trasmettono una stimolazione elettrica ad un gruppo muscolare preciso, per poter produrre contrazioni in modo artificiale, assistendo il paziente nel movimento. </text:p>
      <text:p text:style-name="Standard">Il FES, anche se efficace in laboratorio, non viene commercializzato ed usato su larga scala, perché ancora non affidabile e scomodo da usare. </text:p>
      <text:p text:style-name="Standard"/>
      <text:p text:style-name="Standard">Affidabilità e robustezza:</text:p>
      <text:list xml:id="list38672293" text:style-name="L1">
        <text:list-item>
          <text:p text:style-name="P5">Il tempismo con cui le scariche elettriche vengono rilasciate sui muscoli deve essere migliorato.</text:p>
        </text:list-item>
        <text:list-item>
          <text:p text:style-name="P5">Disturbi sui meccanismi di riconoscimento delle fasi di deambulazione devono essere ignorati. </text:p>
          <text:p text:style-name="P5">In una camminata non sperimentale, il ciclo di deambulazione viene interrotto da diverse attività non deambulatorie: fermersi, stisciare i piedi, spostamento del peso corporeo da una gamba all'altra, alzarsi e sedersi</text:p>
        </text:list-item>
      </text:list>
      <text:p text:style-name="Standard"/>
      <text:p text:style-name="Standard">Sensori usati</text:p>
      <text:p text:style-name="Standard">Hardware:</text:p>
      <text:p text:style-name="Standard">un giroscopio in minuatura posizionato sul tallone in combinazinoe con tre sensori di forza incorporati nella suola di una scarpa. </text:p>
      <text:p text:style-name="Standard"/>
      <text:p text:style-name="Standard">Dati campionato a 100Hz</text:p>
      <text:p text:style-name="Standard"/>
      <text:p text:style-name="Standard">Software:</text:p>
      <text:p text:style-name="Standard">Algoritmo di riconoscimento delle fasi del cammino:</text:p>
      <text:p text:style-name="Standard">Macchine a Stati Finiti basato su conoscenza pregressa (Knowledge based). </text:p>
      <text:p text:style-name="Standard">Stati: Stance, HO, Sw, HS. </text:p>
      <text:p text:style-name="Standard">Transizioni tra stati basata su conoscienza acquisita da addestramento in differita </text:p>
      <text:p text:style-name="Standard"><text:span text:style-name="T3">j <text:s/></text:span>è l'angolo tra il tallone e terra</text:p>
      <text:p text:style-name="Standard"><draw:frame draw:style-name="fr1" draw:name="graphics1" text:anchor-type="paragraph" svg:x="-0.981cm" svg:y="0.148cm" svg:width="8.754cm" svg:height="5.932cm" draw:z-index="0"><draw:image xlink:href="Pictures/2000000700003C1000002C577D32179C.svm"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Condition</text:p>
          </table:table-cell>
        </table:table-row>
        <table:table-row>
          <table:table-cell table:style-name="Table1.A2" office:value-type="string">
            <text:p text:style-name="Table_20_Contents">T1</text:p>
          </table:table-cell>
          <table:table-cell table:style-name="Table1.B2" office:value-type="string">
            <text:p text:style-name="P1"><text:span text:style-name="T1">(</text:span><text:span text:style-name="T3">j ³ 3°</text:span><text:span text:style-name="T1">) AND (</text:span><text:span text:style-name="T2">heel = not pressed</text:span><text:span text:style-name="T1">)</text:span></text:p>
          </table:table-cell>
        </table:table-row>
        <table:table-row>
          <table:table-cell table:style-name="Table1.A2" office:value-type="string">
            <text:p text:style-name="Table_20_Contents">T2</text:p>
          </table:table-cell>
          <table:table-cell table:style-name="Table1.B2" office:value-type="string">
            <text:p text:style-name="P2">(<text:span text:style-name="T4">j</text:span><text:span text:style-name="T5">’ &lt; 0</text:span>) AND (<text:span text:style-name="T5">heel = metat1 = metat4 = not pressed</text:span>)</text:p>
          </table:table-cell>
        </table:table-row>
        <table:table-row>
          <table:table-cell table:style-name="Table1.A2" office:value-type="string">
            <text:p text:style-name="Table_20_Contents">T3</text:p>
          </table:table-cell>
          <table:table-cell table:style-name="Table1.B2" office:value-type="string">
            <text:p text:style-name="Table_20_Contents"/>
          </table:table-cell>
        </table:table-row>
        <table:table-row>
          <table:table-cell table:style-name="Table1.A2" office:value-type="string">
            <text:p text:style-name="Table_20_Contents">T4</text:p>
          </table:table-cell>
          <table:table-cell table:style-name="Table1.B2" office:value-type="string">
            <text:p text:style-name="Table_20_Contents"/>
          </table:table-cell>
        </table:table-row>
        <table:table-row>
          <table:table-cell table:style-name="Table1.A2" office:value-type="string">
            <text:p text:style-name="Table_20_Contents">T5</text:p>
          </table:table-cell>
          <table:table-cell table:style-name="Table1.B2" office:value-type="string">
            <text:p text:style-name="Table_20_Contents"/>
          </table:table-cell>
        </table:table-row>
        <table:table-row>
          <table:table-cell table:style-name="Table1.A2" office:value-type="string">
            <text:p text:style-name="Table_20_Contents">T6</text:p>
          </table:table-cell>
          <table:table-cell table:style-name="Table1.B2" office:value-type="string">
            <text:p text:style-name="Table_20_Contents"/>
          </table:table-cell>
        </table:table-row>
        <table:table-row>
          <table:table-cell table:style-name="Table1.A2" office:value-type="string">
            <text:p text:style-name="Table_20_Contents">T7</text:p>
          </table:table-cell>
          <table:table-cell table:style-name="Table1.B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text:soft-page-break/>Validazione della performance del sistema di riconoscimento degli eventi</text:p>
      <text:p text:style-name="Standard">I risultati del sistema sono stati confrontati con quelli prodotti con un sistema ottico commerciale di analisi del movimento noto come Vicon 370 <text:span text:style-name="T6">(Oxford Metrics Ltd., UK).</text:span></text:p>
      <text:p text:style-name="P6">Con Vicon sono stati tracciate e misurate le traiettorie di marcatori retro riflettenti posizionati sul corpo dei soggetti. </text:p>
      <text:p text:style-name="P6">Sono state usate 3 telecamere Vicon con una frequenza di campionamento di 50 Hz per tracciare la posizione dei marcatori con un'accuratezza di ±1 mm. </text:p>
      <text:p text:style-name="P6">Le traiettorie dei marcatori sono stati usati per estrarre un segnale di riferimento per le fasi della dembulazione, che successivamente sono state usate per validare l'accuratezza del segnale in uscita dal sistema di riconosciemento degli eventi.</text:p>
      <text:p text:style-name="P6"/>
      <text:p text:style-name="P6"/>
      <text:p text:style-name="P6"/>
      <text:p text:style-name="P6"/>
      <text:p text:style-name="P6"/>
      <text:p text:style-name="P6"/>
      <text:p text:style-name="P6"/>
      <text:p text:style-name="P6">Regole per la generazione del segnale di riferimento con sistema Vicon.</text:p>
      <text:p text:style-name="P6"/>
      <text:p text:style-name="P6"><draw:frame draw:style-name="fr1" draw:name="graphics2" text:anchor-type="paragraph" svg:x="0.406cm" svg:y="0.265cm" svg:width="7.235cm" svg:height="6.175cm" draw:z-index="1"><draw:image xlink:href="Pictures/20000007000022480000214EEC083ADA.svm" xlink:type="simple" xlink:show="embed" xlink:actuate="onLoad"/></draw:frame></text:p>
      <text:p text:style-name="P6">Sono stati posizionati 3 marcatori: </text:p>
      <text:list xml:id="list38694331" text:style-name="L2">
        <text:list-item>
          <text:p text:style-name="P7">lato posteriore del tallone HM (Heel marker), </text:p>
        </text:list-item>
        <text:list-item>
          <text:p text:style-name="P7">sulla punta del piede TM (Toe marker)</text:p>
        </text:list-item>
        <text:list-item>
          <text:p text:style-name="P7">sul lato esterno del ginocchio KM (Knee marker)). </text:p>
          <text:p text:style-name="P7"/>
        </text:list-item>
      </text:list>
      <text:p text:style-name="P6"/>
      <text:p text:style-name="P6"/>
      <text:p text:style-name="P6"/>
      <text:p text:style-name="P6"/>
      <text:p text:style-name="P6"/>
      <text:p text:style-name="P6"/>
      <text:p text:style-name="P6"/>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3"/>
          </table:table-cell>
          <table:table-cell table:style-name="Table2.A1" office:value-type="string">
            <text:p text:style-name="P3">max</text:p>
          </table:table-cell>
          <table:table-cell table:style-name="Table2.C1" office:value-type="string">
            <text:p text:style-name="P3">min</text:p>
          </table:table-cell>
        </table:table-row>
        <table:table-row>
          <table:table-cell table:style-name="Table2.A2" office:value-type="string">
            <text:p text:style-name="P3">HM</text:p>
          </table:table-cell>
          <table:table-cell table:style-name="Table2.A2" office:value-type="string">
            <text:p text:style-name="P3">Inizio fase Sw</text:p>
          </table:table-cell>
          <table:table-cell table:style-name="Table2.C2" office:value-type="string">
            <text:p text:style-name="P3">Evento HS</text:p>
          </table:table-cell>
        </table:table-row>
        <table:table-row>
          <table:table-cell table:style-name="Table2.A2" office:value-type="string">
            <text:p text:style-name="P3">TM</text:p>
          </table:table-cell>
          <table:table-cell table:style-name="Table2.A2" office:value-type="string">
            <text:p text:style-name="P3">Fine fase HO, fine fase Sw</text:p>
          </table:table-cell>
          <table:table-cell table:style-name="Table2.C2" office:value-type="string">
            <text:p text:style-name="P3">Fase Stance</text:p>
          </table:table-cell>
        </table:table-row>
      </table:table>
      <text:p text:style-name="P6"/>
      <text:p text:style-name="P6"><draw:frame draw:style-name="fr2" draw:name="graphics3" text:anchor-type="paragraph" svg:width="16.424cm" svg:height="11.927cm" draw:z-index="2"><draw:image xlink:href="Pictures/2000000700003D3C00002E32C962E67B.svm" xlink:type="simple" xlink:show="embed" xlink:actuate="onLoad"/></draw:frame><text:soft-page-break/></text:p>
      <text:p text:style-name="P6"/>
      <text:p text:style-name="P6"/>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Condition</text:p>
          </table:table-cell>
        </table:table-row>
        <table:table-row>
          <table:table-cell table:style-name="Table3.A2" office:value-type="string">
            <text:p text:style-name="Table_20_Contents">T1</text:p>
          </table:table-cell>
          <table:table-cell table:style-name="Table3.B2" office:value-type="string">
            <text:p text:style-name="P2"/>
          </table:table-cell>
        </table:table-row>
        <table:table-row>
          <table:table-cell table:style-name="Table3.A2" office:value-type="string">
            <text:p text:style-name="Table_20_Contents">T2</text:p>
          </table:table-cell>
          <table:table-cell table:style-name="Table3.B2" office:value-type="string">
            <text:p text:style-name="P2"/>
          </table:table-cell>
        </table:table-row>
        <table:table-row>
          <table:table-cell table:style-name="Table3.A2" office:value-type="string">
            <text:p text:style-name="Table_20_Contents">T3</text:p>
          </table:table-cell>
          <table:table-cell table:style-name="Table3.B2" office:value-type="string">
            <text:p text:style-name="Table_20_Contents"/>
          </table:table-cell>
        </table:table-row>
        <table:table-row>
          <table:table-cell table:style-name="Table3.A2" office:value-type="string">
            <text:p text:style-name="Table_20_Contents">T4</text:p>
          </table:table-cell>
          <table:table-cell table:style-name="Table3.B2" office:value-type="string">
            <text:p text:style-name="Table_20_Contents"/>
          </table:table-cell>
        </table:table-row>
        <table:table-row>
          <table:table-cell table:style-name="Table3.A2" office:value-type="string">
            <text:p text:style-name="Table_20_Contents">T5</text:p>
          </table:table-cell>
          <table:table-cell table:style-name="Table3.B2" office:value-type="string">
            <text:p text:style-name="Table_20_Contents"/>
          </table:table-cell>
        </table:table-row>
        <table:table-row>
          <table:table-cell table:style-name="Table3.A2" office:value-type="string">
            <text:p text:style-name="Table_20_Contents">T6</text:p>
          </table:table-cell>
          <table:table-cell table:style-name="Table3.B2" office:value-type="string">
            <text:p text:style-name="Table_20_Contents"/>
          </table:table-cell>
        </table:table-row>
        <table:table-row>
          <table:table-cell table:style-name="Table3.A2" office:value-type="string">
            <text:p text:style-name="Table_20_Contents">T7</text:p>
          </table:table-cell>
          <table:table-cell table:style-name="Table3.B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17.21.46] Ahadu Tsegaye: oi</text:p>
      <text:p text:style-name="Standard">[17.21.53] Ahadu Tsegaye: wa gwan man</text:p>
      <text:p text:style-name="Standard">[17.22.09] Ahadu Tsegaye: rit man</text:p>
      <text:p text:style-name="Standard">[17.22.11] Charlie Roche: eu, come va?</text:p>
      <text:p text:style-name="Standard">[17.22.21] Ahadu Tsegaye: sono quaaaasi a fine</text:p>
      <text:p text:style-name="Standard">[17.22.30] Charlie Roche: ho letto un po del capitolo 6</text:p>
      <text:p text:style-name="Standard">[17.22.38] Ahadu Tsegaye: sei stato male?</text:p>
      <text:p text:style-name="Standard">[17.22.58] Charlie Roche: avrei un paio di suggerimenti / correzioni, non so come li vuoi considerare</text:p>
      <text:p text:style-name="Standard">[17.23.04] Charlie Roche: ??</text:p>
      <text:p text:style-name="Standard">[17.23.11] Charlie Roche: eh, no</text:p>
      <text:p text:style-name="Standard">[17.32.29 | Edited 17.32.36] Ahadu Tsegaye: ah e come me li passi?</text:p>
      <text:p text:style-name="Standard">[17.33.34] Charlie Roche: eh... boh</text:p>
      <text:p text:style-name="Standard">[17.33.47] Charlie Roche: via piccione o qualcosa</text:p>
      <text:p text:style-name="Standard">[17.33.54] Ahadu Tsegaye: sei alla DI?</text:p>
      <text:p text:style-name="Standard">[17.34.33] Charlie Roche: no, sono a casa perché lì faccevo un freddo cane e ho detto a tommaso che me ne andavo</text:p>
      <text:p text:style-name="Standard">[17.34.45] Ahadu Tsegaye: ah ok</text:p>
      <text:p text:style-name="Standard">[17.34.53] Charlie Roche: ce l'avevo le mani congellati</text:p>
      <text:p text:style-name="Standard">[17.35.01] Ahadu Tsegaye: ups</text:p>
      <text:p text:style-name="Standard">[17.35.06] Charlie Roche: 'un va bene</text:p>
      <text:p text:style-name="Standard">[17.35.10] Ahadu Tsegaye: eh no</text:p>
      <text:p text:style-name="Standard">[17.35.28] Charlie Roche: senti, se vuoi te li dico ora le cose...</text:p>
      <text:p text:style-name="Standard">[17.35.35] Ahadu Tsegaye: ah perfetto</text:p>
      <text:p text:style-name="Standard">[17.35.47] Charlie Roche: ok, vai a pagina 36</text:p>
      <text:p text:style-name="Standard">[17.36.08] Ahadu Tsegaye: si</text:p>
      <text:p text:style-name="Standard">[17.36.40] Charlie Roche: ok, vedi la lista dei benifici dei unit test?</text:p>
      <text:p text:style-name="Standard">[17.36.49] Ahadu Tsegaye: si</text:p>
      <text:p text:style-name="Standard">[17.36.50] Charlie Roche: mmm, non è proprio giusto</text:p>
      <text:p text:style-name="Standard">[17.37.10] Charlie Roche: la terza cosa è sbagliato</text:p>
      <text:p text:style-name="Standard">[17.37.20] Charlie Roche: non c'entra nulla la documentazione</text:p>
      <text:p text:style-name="Standard">[17.37.22] Ahadu Tsegaye: creazione di docum</text:p>
      <text:p text:style-name="Standard">[17.37.40] Charlie Roche: quindi, meglio che lo rimuovi, credo</text:p>
      <text:p text:style-name="Standard">[17.37.58] Ahadu Tsegaye: be nel senso che un altro programmatore vede il test e sa come usare la classe</text:p>
      <text:p text:style-name="Standard">[17.37.58] Charlie Roche: ti dico cosa avrei detto per la prima cosa, poi vedi te</text:p>
      <text:p text:style-name="Standard">[17.38.18] Ahadu Tsegaye: ok</text:p>
      <text:p text:style-name="Standard">[17.38.26] Charlie Roche: mmm, ni</text:p>
      <text:p text:style-name="Standard">[17.38.43] Charlie Roche: comunque, ti dico quest'altra cosa per il primo punto</text:p>
      <text:p text:style-name="Standard">[17.39.49] Charlie Roche: identificazione di possibili problemi del codice. Inoltre aiutano a creare codice modulare, leggibile e riutilizzabile. In più da una copertura</text:p>
      <text:p text:style-name="Standard">[17.40.06] Charlie Roche: granulare sull stabilità del codice</text:p>
      <text:p text:style-name="Standard">[17.40.09] Charlie Roche: scusa</text:p>
      <text:p text:style-name="Standard">[17.40.17] Charlie Roche: mi è partito un invio</text:p>
      <text:p text:style-name="Standard">[17.40.24] Ahadu Tsegaye: va bene</text:p>
      <text:p text:style-name="Standard">[17.40.43] Charlie Roche: ovviamente scritto un po' meglio ma l'idea è cosi</text:p>
      <text:p text:style-name="Standard"><text:soft-page-break/>[17.40.57] Charlie Roche: ah, un altra cosa, scusa</text:p>
      <text:p text:style-name="Standard">[17.41.21] Charlie Roche: nel paragrafo sopra parlavi del perchè usare UT</text:p>
      <text:p text:style-name="Standard">[17.41.32] Ahadu Tsegaye: si</text:p>
      <text:p text:style-name="Standard">[17.42.03] Charlie Roche: manca una cosa molto importante - devi dire che si fa un Unit Test per ogni metodo PUBBLICO non ogni metodo, solo quelli pubblici sono accessibili da fuori la classe</text:p>
      <text:p text:style-name="Standard">[17.43.53] Ahadu Tsegaye: vedi quante cose che lascio per scontate</text:p>
      <text:p text:style-name="Standard">[17.44.04] Charlie Roche: eh =)</text:p>
      <text:p text:style-name="Standard">[17.44.14] Charlie Roche: cmq, dopo ce altro</text:p>
      <text:p text:style-name="Standard">[17.44.27] Charlie Roche: il primo punto delle limitazioni maggiori</text:p>
      <text:p text:style-name="Standard">[17.46.19] Charlie Roche: per testare un insieme di moduli si pass ai test di "integrazione" si chiamono, e loro sono anche fattibile come Unit Test, ma non sono strettamente unit test. Ci sono altri strumenti che puoi usare per quelli, ma molti usano i unit test per avere tutto insieme. Diventono unit test che fanno un po' troppo ma va bene</text:p>
      <text:p text:style-name="Standard">[17.51.39] Ahadu Tsegaye: ok</text:p>
      <text:p text:style-name="Standard">[17.51.43] Ahadu Tsegaye: e altre cose?</text:p>
      <text:p text:style-name="Standard">[17.51.49] Charlie Roche: si</text:p>
      <text:p text:style-name="Standard">[17.52.29] Charlie Roche: il secondo punto è un po sbagliato - La scelta dei casi...</text:p>
      <text:p text:style-name="Standard">[17.53.38] Charlie Roche: è difficile scrivere test che coprono tutte le casistiche, valori aspettati in entrata, in uscita, errori, cosa succede in caso di un eccezione ecc</text:p>
      <text:p text:style-name="Standard">[17.54.33] Ahadu Tsegaye: quindi come dovrebbero essere scelti?</text:p>
      <text:p text:style-name="Standard">[17.54.48] Charlie Roche: non sono scelti, sono decisi</text:p>
      <text:p text:style-name="Standard">[17.54.58] Charlie Roche: devi metterti li a pensare a casi di uso</text:p>
      <text:p text:style-name="Standard">[17.55.22] Ahadu Tsegaye: casi di uso</text:p>
      <text:p text:style-name="Standard">[17.55.25] Ahadu Tsegaye: aha</text:p>
      <text:p text:style-name="Standard">[17.55.29] Ahadu Tsegaye: esempi</text:p>
      <text:p text:style-name="Standard">[17.55.36] Charlie Roche: pensando come vuoi che si comporta e negli altri casi fai in modo che risponde in un modo adeguato</text:p>
      <text:p text:style-name="Standard">[17.56.02] Charlie Roche: tipo throws exception (se necessario ecc)</text:p>
      <text:p text:style-name="Standard">[17.57.01] Charlie Roche: un altra cosa piccola - nell'ultimo paragrafo lì dici ", ed ovviamente fallisce" ... ovviamente?</text:p>
      <text:p text:style-name="Standard">[17.57.08] Charlie Roche: =)</text:p>
      <text:p text:style-name="Standard">[17.57.18] Charlie Roche: eh no, dipende che test fai</text:p>
      <text:p text:style-name="Standard">[17.57.48] Ahadu Tsegaye: era perché è un test vuoto</text:p>
      <text:p text:style-name="Standard">[17.58.07] Charlie Roche: dov'era scritto che era vuoto?</text:p>
      <text:p text:style-name="Standard">[17.58.26] Ahadu Tsegaye: ups</text:p>
      <text:p text:style-name="Standard">[17.58.30] Charlie Roche: =)</text:p>
      <text:p text:style-name="Standard">[17.59.31] Charlie Roche: Senti, un altra cosa - sul design della tua interfaccia grafica per l'app... peccato che non l'avevo visto prima perché potevi migliorarlo un po' secondo me</text:p>
      <text:p text:style-name="Standard">[17.59.48] Ahadu Tsegaye: sicuramente</text:p>
      <text:p text:style-name="Standard">[18.00.00] Ahadu Tsegaye: perché non l'ho fatto io il design</text:p>
      <text:p text:style-name="Standard">[18.00.17] Ahadu Tsegaye: (puke)</text:p>
      <text:p text:style-name="Standard">[18.00.22] Charlie Roche: ah, ecco =) sti dannati ingenieri</text:p>
      <text:p text:style-name="Standard">[18.00.28] Ahadu Tsegaye: eh lo so</text:p>
      <text:p text:style-name="Standard">[18.00.32] Charlie Roche: =)</text:p>
      <text:p text:style-name="Standard">[18.00.33] Ahadu Tsegaye: ti sembra corretto l'esempio StatisticsOperationsTest?</text:p>
      <text:p text:style-name="Standard">[18.00.40] Charlie Roche: si</text:p>
      <text:p text:style-name="Standard">[18.00.48] Ahadu Tsegaye: che ho chiamato casi di contorno</text:p>
      <text:p text:style-name="Standard">[18.00.55] Ahadu Tsegaye: edge cases</text:p>
      <text:p text:style-name="Standard">[18.01.08] Charlie Roche: mmm</text:p>
      <text:p text:style-name="Standard">[18.01.22] Charlie Roche: onestamente non so come tradurre bene edge cases</text:p>
      <text:p text:style-name="Standard">[18.01.23] Charlie Roche: ma forse va bene</text:p>
      <text:p text:style-name="Standard">[18.01.40] Charlie Roche: direi che va bene</text:p>
      <text:p text:style-name="Standard"><text:soft-page-break/>[18.02.02] Charlie Roche: senti,sulla pagina 38 hai un esempio che volevo dirti una cosa</text:p>
      <text:p text:style-name="Standard">[18.02.13] Ahadu Tsegaye: si</text:p>
      <text:p text:style-name="Standard">[18.02.49] Charlie Roche: sarebbe meglio che qui fai un esempio di un test che produce valori da inserire in questi metodi. Non so se mi spiego bene</text:p>
      <text:p text:style-name="Standard">[18.03.13] Ahadu Tsegaye: non ho capito</text:p>
      <text:p text:style-name="Standard">[18.03.41] Charlie Roche: perché una volta testato isValidProbabilityValue come hai fatto il problema passa a chi chiama quel metodo, capisci?</text:p>
      <text:p text:style-name="Standard">[18.03.58] Charlie Roche: hai qualcosa che genera numeri da validare?</text:p>
      <text:p text:style-name="Standard">[18.04.23] Charlie Roche: come esempio di un test che "dipende" da un altra test</text:p>
      <text:p text:style-name="Standard">[18.04.33] Ahadu Tsegaye: si</text:p>
      <text:p text:style-name="Standard">[18.05.05] Charlie Roche: prima fai questi test, poi hai un altra che controlla la creazione dei valori passati ad un metodo già testato</text:p>
      <text:p text:style-name="Standard">[18.05.22] Charlie Roche: e li cominci a capire l'utilità del test case</text:p>
      <text:p text:style-name="Standard">[18.05.43] Charlie Roche: non è obbligatorio, magari puoi dire qualcosina su quello ma non essageriamo</text:p>
      <text:p text:style-name="Standard">[18.05.45] Ahadu Tsegaye: ti spiego ho questi modelli che usano valori di probabilità</text:p>
      <text:p text:style-name="Standard">[18.05.53] Charlie Roche: si</text:p>
      <text:p text:style-name="Standard">[18.06.13] Ahadu Tsegaye: allora prima di usarli si assicurano con queso metodo che i valori siano effettivamente di probabilià</text:p>
      <text:p text:style-name="Standard">[18.06.41] Ahadu Tsegaye: capito?</text:p>
      <text:p text:style-name="Standard">[18.09.07] Charlie Roche: eh, non so se ho capito bene. te lo ridico in un altro modo. prima fai dei test (quelli che hai fatto qui) poi, se c'è un altro metodo che genera valori che deve usare questo metodo, puoi essere sicuro del suo funzionamento rispetto a questo metodo, ma non del funzionamento del metodo che usa isValidProbabilityValue, quello va controllato</text:p>
      <text:p text:style-name="Standard">[18.09.50] Ahadu Tsegaye: infatti quello ha i suoi test separati</text:p>
      <text:p text:style-name="Standard">[18.10.10] Charlie Roche: certo</text:p>
      <text:p text:style-name="Standard">[18.10.13] Ahadu Tsegaye: tu dici di far vedere anche i test della calsse che usa questo</text:p>
      <text:p text:style-name="Standard">[18.10.47] Charlie Roche: ma quello che ti stavo cercando di sottolineare e che il primo test è come una mattonella sulla quale costruisci altri test</text:p>
      <text:p text:style-name="Standard">[18.11.24] Ahadu Tsegaye: aha ok quindi scrivo <text:s/>anche questo</text:p>
      <text:p text:style-name="Standard">[18.11.39] Charlie Roche: ok</text:p>
      <text:p text:style-name="Standard">[18.12.30] Ahadu Tsegaye: ci sono secondo te cose grosse che non ho detto, ma che tu <text:s/>ti aspettavi di trovare?</text:p>
      <text:p text:style-name="Standard">[18.14.20] Charlie Roche: no, non tanto, magari quello che ti ho detto prima sul fatto che i test hanno la funzione di dare visibilità sul funzionamento dell'applicativo in qualsiasi momento. Basta lanciare lo suite di test e sai se "dovrebbe" funzionare o no</text:p>
      <text:p text:style-name="Standard">[18.14.47] Ahadu Tsegaye: ok</text:p>
      <text:p text:style-name="Standard">[18.15.36] Charlie Roche: ah, una cazzata ma te lo dico comunque - in 6.3.1 Android Manifest hai il package con un maiuscolo - nei package no ci sono mai maiuscoli</text:p>
      <text:p text:style-name="Standard">[18.15.49] Ahadu Tsegaye: ups :)</text:p>
      <text:p text:style-name="Standard">[18.15.59] Charlie Roche: non è importante ma sai com'è</text:p>
      <text:p text:style-name="Standard">[18.16.04] Charlie Roche: =)</text:p>
      <text:p text:style-name="Standard">[18.16.20] Ahadu Tsegaye: mi sembrava di aver fatto ctrl+v da Eclipse</text:p>
      <text:p text:style-name="Standard">[18.16.30] Ahadu Tsegaye: per quanto riguarda l'architettura?</text:p>
      <text:p text:style-name="Standard">[18.16.35] Ahadu Tsegaye: cosa ne pensi?</text:p>
      <text:p text:style-name="Standard">[18.16.36] Charlie Roche: ?</text:p>
      <text:p text:style-name="Standard">[18.16.57] Charlie Roche: in che senso?</text:p>
      <text:p text:style-name="Standard">[18.17.07] Ahadu Tsegaye: è speigato bene?</text:p>
      <text:p text:style-name="Standard">[18.17.18] Charlie Roche: dimmi dove, non ti seguo</text:p>
      <text:p text:style-name="Standard">[18.18.18] Ahadu Tsegaye: 6.4</text:p>
      <text:p text:style-name="Standard">[18.18.57] Charlie Roche: ah =)</text:p>
      <text:p text:style-name="Standard">[18.19.05] Charlie Roche: mi è piaciuto la prima riga li</text:p>
      <text:p text:style-name="Standard"><text:soft-page-break/>[18.19.11] Charlie Roche: =))) la massima ergonomia eh?</text:p>
      <text:p text:style-name="Standard">[18.19.19] Ahadu Tsegaye: :D</text:p>
      <text:p text:style-name="Standard">[18.19.22] Charlie Roche: hahah</text:p>
      <text:p text:style-name="Standard">[18.19.35] Ahadu Tsegaye: non ho scritto nulla li (chuckle)</text:p>
      <text:p text:style-name="Standard">[18.19.51] Charlie Roche: eh, ma mi sbaglio o unita di controllo è vuoto?</text:p>
      <text:p text:style-name="Standard">[18.20.13] Ahadu Tsegaye: si infatti</text:p>
      <text:p text:style-name="Standard">[18.20.20] Charlie Roche: perfetto</text:p>
      <text:p text:style-name="Standard">[18.20.20] Charlie Roche: =)</text:p>
      <text:p text:style-name="Standard">[18.20.31] Ahadu Tsegaye: controllo 0</text:p>
      <text:p text:style-name="Standard">[18.20.38] Ahadu Tsegaye: o out of control =)</text:p>
      <text:p text:style-name="Standard">[18.21.01] Charlie Roche: comunque, magari una sorta di "overview" dell'architettura sarebbe utile</text:p>
      <text:p text:style-name="Standard">[18.21.37] Charlie Roche: con un bel diagramma come quello che ti ho fatto su carta l'altro giorno per la roba mobile</text:p>
      <text:p text:style-name="Standard">[18.21.53] Ahadu Tsegaye: sai qual'è il vero problema li?</text:p>
      <text:p text:style-name="Standard">[18.21.58] Charlie Roche: ?</text:p>
      <text:p text:style-name="Standard">[18.22.17] Ahadu Tsegaye: Non c'è stata una progettista come te che ha pensato alle cose prima</text:p>
      <text:p text:style-name="Standard">[18.22.30] Charlie Roche: =) che peccato</text:p>
      <text:p text:style-name="Standard">[18.22.46] Ahadu Tsegaye: c'è solo stato un ingegnere del c...o che ha fatto le cose a c....o e io ho solo seguito</text:p>
      <text:p text:style-name="Standard">[18.22.52] Ahadu Tsegaye: come una pecora beeeee</text:p>
      <text:p text:style-name="Standard">[18.23.02] Charlie Roche: comunque mi sorprende che loro non hanno pensato un po' di più a questo aspetto</text:p>
      <text:p text:style-name="Standard">[18.23.19] Charlie Roche: haha</text:p>
      <text:p text:style-name="Standard">[18.23.41] Ahadu Tsegaye: quindi quello che ho fatto è "inventarmi" una struttura dove veramente non c'è :)</text:p>
      <text:p text:style-name="Standard">[18.24.00] Charlie Roche: http://www.facebook.com/group.php?gid=161763843839225</text:p>
      <text:p text:style-name="Standard">[18.24.04] Charlie Roche: =)))</text:p>
      <text:p text:style-name="Standard">[18.24.05] Ahadu Tsegaye: per questo sul modulo "unità di controllo" non so cosa mettere</text:p>
      <text:p text:style-name="Standard">[18.24.17] Charlie Roche: che cosa dovrebbe essere?</text:p>
      <text:p text:style-name="Standard">[18.24.20] Ahadu Tsegaye: :D</text:p>
      <text:p text:style-name="Standard">[18.24.37] Ahadu Tsegaye: il problema è che non ha una vera architettutra</text:p>
      <text:p text:style-name="Standard">[18.25.16] Ahadu Tsegaye: dovrebbe gestire Blutooth, Android UI, modello e scrittura su file</text:p>
      <text:p text:style-name="Standard">[18.25.19] Charlie Roche: ma tu sapresti descrivere l'architettura del programma in modo sintetico?</text:p>
      <text:p text:style-name="Standard">[18.25.25 | Edited 18.25.32] Charlie Roche: vabbe, dimmi cosa succede quando premi i pulsanti, in che ordine, cosa vedi ecc, e poi cose c'è sotto ognuna</text:p>
      <text:p text:style-name="Standard">[18.26.16] Ahadu Tsegaye: nell'overview?</text:p>
      <text:p text:style-name="Standard">[18.27.02] Charlie Roche: eh si, ma magari se me lo descrivi posso darti una sorta di idea generale</text:p>
      <text:p text:style-name="Standard">[18.27.14] Charlie Roche: sennò, mandami il progetto e lo guardo un attimino</text:p>
      <text:p text:style-name="Standard">[18.28.50] Ahadu Tsegaye: ma non è che non so cosa fa...</text:p>
      <text:p text:style-name="Standard">[18.28.58] Ahadu Tsegaye: il problema è che non ha una struttura</text:p>
      <text:p text:style-name="Standard">[18.29.16] Ahadu Tsegaye: cioè non esiste un modulo di controllo e io non capisco cosa fa</text:p>
      <text:p text:style-name="Standard">[18.29.21] Charlie Roche: ho capito</text:p>
      <text:p text:style-name="Standard">[18.29.27] Ahadu Tsegaye: è tutto in una classe gigante</text:p>
      <text:p text:style-name="Standard">[18.29.36] Ahadu Tsegaye: ti ricordi che lo volevo separare</text:p>
      <text:p text:style-name="Standard">[18.29.40] Charlie Roche: ah, si, ora mi riicordo</text:p>
      <text:p text:style-name="Standard">[18.29.43] Ahadu Tsegaye: e mi ha detto che non si può fare</text:p>
      <text:p text:style-name="Standard">[18.30.31] Charlie Roche: comunque, visto che il progetto era tuo, dovevano lasciarti prendere un po il volante ogni tanto no?</text:p>
      <text:p text:style-name="Standard">[18.30.38] Ahadu Tsegaye: io non vorrei presentare una cosa che so che non è tanto bella, quindi mi sto un po'"inventando" una struttura che non esisite</text:p>
      <text:p text:style-name="Standard">[18.31.01] Ahadu Tsegaye: eh ma sai non essendo presente sempre</text:p>
      <text:p text:style-name="Standard">[18.31.08] Ahadu Tsegaye: lui andava anvanti</text:p>
      <text:p text:style-name="Standard"><text:soft-page-break/>[18.31.10] Charlie Roche: si, ma non inventare qualcosa che non c'è, è peggio</text:p>
      <text:p text:style-name="Standard">[18.31.19] Charlie Roche: ah ok</text:p>
      <text:p text:style-name="Standard">[18.31.23] Ahadu Tsegaye: e quindi decideva per forfait =)</text:p>
      <text:p text:style-name="Standard">[18.32.04] Charlie Roche: madonna, come dice un tizio famoso per le interfaccia grafiche Alan cooper... The inmates are running the madhouse</text:p>
      <text:p text:style-name="Standard">[18.32.06] Charlie Roche: =)</text:p>
      <text:p text:style-name="Standard">[18.32.06] Ahadu Tsegaye: posso dire che i moduli sono logici</text:p>
      <text:p text:style-name="Standard">[18.32.21] Charlie Roche: si</text:p>
      <text:p text:style-name="Standard">[18.32.29] Ahadu Tsegaye: che non sono separati fisicamente in classi</text:p>
      <text:p text:style-name="Standard">[18.32.47] Charlie Roche: capito</text:p>
      <text:p text:style-name="Standard">[18.32.48] Ahadu Tsegaye: ma posso fare firefimento a gruppi di metodi ecc</text:p>
      <text:p text:style-name="Standard">[18.32.57] Ahadu Tsegaye: no?</text:p>
      <text:p text:style-name="Standard">[18.33.31] Charlie Roche: si si, certo, ma questo "in-genuo-iere" non ti ha dato un grande aiuto eh</text:p>
      <text:p text:style-name="Standard">[18.33.43] Ahadu Tsegaye: no!!!</text:p>
      <text:p text:style-name="Standard">[18.34.10] Charlie Roche: ma fa anche igenista dentale per il nostro premier nel tempo libero?</text:p>
      <text:p text:style-name="Standard">[18.34.17] Ahadu Tsegaye: sai da quanto tempo che gli dico se mi può leggere la tesi e solo oggi si è degnato di dare uno sguardo</text:p>
      <text:p text:style-name="Standard">[18.34.31] Ahadu Tsegaye: e mi ha pure "insultato"</text:p>
      <text:p text:style-name="Standard">[18.34.42] Ahadu Tsegaye: perché ha trovato un errore</text:p>
      <text:p text:style-name="Standard">[18.34.48] Charlie Roche: ah si? <text:s/>cosa ha detto?</text:p>
      <text:p text:style-name="Standard">[18.35.03] Ahadu Tsegaye: ha detto che mi sto laureando in informatica e faccio un errore simile</text:p>
      <text:p text:style-name="Standard">[18.35.06 | Edited 18.35.16] Charlie Roche: arrogante</text:p>
      <text:p text:style-name="Standard">[18.35.13] Ahadu Tsegaye: era una cosa sui thread</text:p>
      <text:p text:style-name="Standard">[18.35.32] Ahadu Tsegaye: avevo speigato male la keyword synchronized</text:p>
      <text:p text:style-name="Standard">[18.35.41] Ahadu Tsegaye: di Java</text:p>
      <text:p text:style-name="Standard">[18.35.55] Charlie Roche: guarda, per come scrive codice non può dare lezioni di programmazione a nessuno</text:p>
      <text:p text:style-name="Standard">[18.36.12] Ahadu Tsegaye: infatti non piace a molti qui</text:p>
      <text:p text:style-name="Standard">[18.36.17] Charlie Roche: ah, vabbè</text:p>
      <text:p text:style-name="Standard">[18.36.43] Charlie Roche: ma sei sicuro che lui sa cosa significa synchronized? =))</text:p>
      <text:p text:style-name="Standard">[18.39.10] Ahadu Tsegaye: apparentemente si</text:p>
      <text:p text:style-name="Standard">[18.39.24] Charlie Roche: =)</text:p>
      <text:p text:style-name="Standard">[18.39.28] Charlie Roche: era sarcasmo</text:p>
      <text:p text:style-name="Standard">[18.39.43] Ahadu Tsegaye: il suo problema è che secondo lui solo lui sa le cose ed è impossibile convincerlo del contrario</text:p>
      <text:p text:style-name="Standard">[18.39.48] Ahadu Tsegaye: :D</text:p>
      <text:p text:style-name="Standard">[18.40.04] Ahadu Tsegaye: skype non trasmette bene il sarcasmo</text:p>
      <text:p text:style-name="Standard">[18.40.30] Charlie Roche: infatti, non ci sono le emoticon</text:p>
      <text:p text:style-name="Standard">[18.40.39] Charlie Roche: (toivo)</text:p>
      <text:p text:style-name="Standard">[18.40.46] Ahadu Tsegaye: :D</text:p>
      <text:p text:style-name="Standard">[18.40.55] Ahadu Tsegaye: bella questa</text:p>
      <text:p text:style-name="Standard">[18.41.02] Charlie Roche: (finger)</text:p>
      <text:p text:style-name="Standard">[18.41.06] Charlie Roche: (rock)</text:p>
      <text:p text:style-name="Standard">[18.41.14] Charlie Roche: ce un sacco di quelli nascosti</text:p>
      <text:p text:style-name="Standard">[18.41.23] Ahadu Tsegaye: da dove le tiri fuori, il cappello magico?</text:p>
      <text:p text:style-name="Standard">[18.41.34] Charlie Roche: eh, sai</text:p>
      <text:p text:style-name="Standard">[18.41.44] Charlie Roche: (heidi)</text:p>
      <text:p text:style-name="Standard">[18.41.54] Charlie Roche: li fai così</text:p>
      <text:p text:style-name="Standard">[18.42.02] Ahadu Tsegaye: si lo sapevo</text:p>
      <text:p text:style-name="Standard">[18.42.08] Ahadu Tsegaye: (flag:it)</text:p>
      <text:p text:style-name="Standard">[18.42.14] Ahadu Tsegaye: (flag:ir)</text:p>
      <text:p text:style-name="Standard">[18.42.18] Ahadu Tsegaye: :)</text:p>
      <text:p text:style-name="Standard"><text:soft-page-break/>[18.42.35] Charlie Roche: =)</text:p>
      <text:p text:style-name="Standard">[18.43.02] Ahadu Tsegaye: ora devo andare a Pisa</text:p>
      <text:p text:style-name="Standard">[18.43.10] Ahadu Tsegaye: poi a firenze</text:p>
      <text:p text:style-name="Standard">[18.43.14] Charlie Roche: ora?</text:p>
      <text:p text:style-name="Standard">[18.43.20] Charlie Roche: a quest'ora?</text:p>
      <text:p text:style-name="Standard">[18.43.23] Ahadu Tsegaye: da una mia insegnane che <text:s/>mi ha corretto la tesi</text:p>
      <text:p text:style-name="Standard">[18.43.31] Charlie Roche: ah ok</text:p>
      <text:p text:style-name="Standard">[18.43.31] Ahadu Tsegaye: eh si</text:p>
      <text:p text:style-name="Standard">[18.43.38] Ahadu Tsegaye: ora sono a pontedera</text:p>
      <text:p text:style-name="Standard">[18.43.43] Ahadu Tsegaye: da qui sono 20 min</text:p>
      <text:p text:style-name="Standard">[18.43.48] Charlie Roche: (facepalm)</text:p>
      <text:p text:style-name="Standard">[18.43.52] Charlie Roche: oops</text:p>
      <text:p text:style-name="Standard">[18.44.04] Ahadu Tsegaye: entro stanotte devo mandare la copia definitiva al prof</text:p>
      <text:p text:style-name="Standard">[18.44.17] Ahadu Tsegaye: così nel weekend me lo ricorregge</text:p>
      <text:p text:style-name="Standard">[18.44.22] Ahadu Tsegaye: e poi lunedì mattina stampo</text:p>
      <text:p text:style-name="Standard">[18.44.25] Charlie Roche: (heidy)</text:p>
      <text:p text:style-name="Standard">[18.44.30] Ahadu Tsegaye: e martedì consegno</text:p>
      <text:p text:style-name="Standard">[18.44.35] Ahadu Tsegaye: e vaffanculo !!!!!</text:p>
      <text:p text:style-name="Standard">[18.44.38] Charlie Roche: ok</text:p>
      <text:p text:style-name="Standard">[18.44.40] Charlie Roche: =))</text:p>
      <text:p text:style-name="Standard">[18.44.45] Ahadu Tsegaye: (lalala)</text:p>
      <text:p text:style-name="Standard">[18.44.53] Charlie Roche: (mooning)</text:p>
      <text:p text:style-name="Standard">[18.44.57] Ahadu Tsegaye: poi non ne voglio sentire per un paio d'ore</text:p>
      <text:p text:style-name="Standard">[18.44.58] Ahadu Tsegaye: :)</text:p>
      <text:p text:style-name="Standard">[18.45.03] Ahadu Tsegaye: :D</text:p>
      <text:p text:style-name="Standard">[18.45.09] Charlie Roche: certo</text:p>
      <text:p text:style-name="Standard">[18.45.22] Ahadu Tsegaye: (moonshining)</text:p>
      <text:p text:style-name="Standard">[18.45.31] Ahadu Tsegaye: peccato non ha funzionato</text:p>
      <text:p text:style-name="Standard">[18.45.41] Charlie Roche: devi avere 5.5 per certi</text:p>
      <text:p text:style-name="Standard">[18.45.56] Ahadu Tsegaye: aaa</text:p>
      <text:p text:style-name="Standard">[18.45.59] Ahadu Tsegaye: (fuck)</text:p>
      <text:p text:style-name="Standard">[18.46.13] Ahadu Tsegaye: (shnutzelmude)</text:p>
      <text:p text:style-name="Standard">[18.46.24] Ahadu Tsegaye: non funziona proprio nienete</text:p>
      <text:p text:style-name="Standard">[18.46.45] Charlie Roche: mmm</text:p>
      <text:p text:style-name="Standard">[18.47.28] Charlie Roche: vabbè, se ti devo mandare altro, va bene anche domani allora?</text:p>
      <text:p text:style-name="Standard">[18.47.39] Ahadu Tsegaye: si si</text:p>
      <text:p text:style-name="Standard">[18.47.42] Ahadu Tsegaye: va benissimo</text:p>
      <text:p text:style-name="Standard">[18.47.43] Charlie Roche: okay</text:p>
      <text:p text:style-name="Standard">[18.47.51] Ahadu Tsegaye: grazie C-man</text:p>
      <text:p text:style-name="Standard">[18.48.13] Charlie Roche: comunque, sta venendo bene - ignora quel testadiazzo di pisa</text:p>
      <text:p text:style-name="Standard">[18.48.30] Ahadu Tsegaye: hey ti mando la versione 20.0</text:p>
      <text:p text:style-name="Standard">[18.48.36] Ahadu Tsegaye: ?</text:p>
      <text:p text:style-name="Standard">[18.48.48] Ahadu Tsegaye: updatata fino ad adesso?</text:p>
      <text:p text:style-name="Standard">[18.48.59] Charlie Roche: Sul Vernaccoliere ho visto "Monti: Nuova tassa sulle testadiazzi" M la Lega no vuole pagare!</text:p>
      <text:p text:style-name="Standard">[18.49.02] Charlie Roche: Hahah</text:p>
      <text:p text:style-name="Standard">[18.49.08] Charlie Roche: ok</text:p>
      <text:p text:style-name="Standard">[18.49.11] Charlie Roche: sparra</text:p>
      <text:p text:style-name="Standard">[18.49.12] Ahadu Tsegaye: :D</text:p>
      <text:p text:style-name="Standard">[18.49.23] Ahadu Tsegaye: (non ha ancora le tue correzioni)</text:p>
      <text:p text:style-name="Standard">[18.49.29] Ahadu Tsegaye: le metto stanotte</text:p>
      <text:p text:style-name="Standard">[18.49.36] Charlie Roche: ok, va bene</text:p>
      <text:p text:style-name="Standard"><text:soft-page-break/>[18.51.33] Ahadu Tsegaye: Grasias mucho!!!</text:p>
      <text:p text:style-name="Standard">[18.51.41] Charlie Roche: de nada</text:p>
      <text:p text:style-name="Standard">[18.51.42] Charlie Roche: =)</text:p>
      <text:p text:style-name="Standard">[18.51.46] Ahadu Tsegaye: Gotta split like a banana, pal</text:p>
      <text:p text:style-name="Standard">[18.51.51] Charlie Roche: word!</text:p>
      <text:p text:style-name="Standard">[18.51.54] Ahadu Tsegaye: buya</text:p>
      <text:p text:style-name="Standard">[18.51.59] Charlie Roche: adios</text:p>
      <text:p text:style-name="Standard">[18.51.59] Ahadu Tsegaye: amigo</text:p>
      <text:p text:style-name="Standard">[18.52.06] Charlie Roche: adios amoeba</text:p>
      <text:p text:style-name="Standard">[18.52.11] Ahadu Tsegaye: :D</text:p>
      <text:p text:style-name="Standard">[18.52.17] Charlie Roche: =) che ridere eh</text:p>
      <text:p text:style-name="Standard">[18.52.17] Ahadu Tsegaye: francese?</text:p>
      <text:p text:style-name="Standard">[18.52.35] Charlie Roche: no è una sorta di gioco di parole su amigo</text:p>
      <text:p text:style-name="Standard">[18.52.43] Charlie Roche: umore inglese o qualcosa</text:p>
      <text:p text:style-name="Standard">[18.52.57] Ahadu Tsegaye: (flag:uk)</text:p>
      <text:p text:style-name="Standard">[18.53.08] Ahadu Tsegaye: Oh Qween can't you see....</text:p>
      <text:p text:style-name="Standard">[18.53.14] Charlie Roche: (boom)</text:p>
      <text:p text:style-name="Standard">[18.53.20 | Edited 18.53.25] Charlie Roche: (angry)</text:p>
      <text:p text:style-name="Standard">[18.53.23] Ahadu Tsegaye: (Uk national anthem)</text:p>
      <text:p text:style-name="Standard">[18.53.31] Ahadu Tsegaye: :D</text:p>
      <text:p text:style-name="Standard">[18.53.39] Charlie Roche: =)</text:p>
      <text:p text:style-name="Standard">[18.53.49] Ahadu Tsegaye: vado se no perdo il (train)</text:p>
      <text:p text:style-name="Standard">[18.53.54] Ahadu Tsegaye: non funzia</text:p>
      <text:p text:style-name="Standard">[18.53.57] Charlie Roche: ok, ciao</text:p>
      <text:p text:style-name="Standard">[18.54.07] Ahadu Tsegaye: ciao ci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Symbol,Italic" svg:font-family="'Symbol,Italic'"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3M36S</meta:editing-duration>
    <meta:editing-cycles>4</meta:editing-cycles>
    <meta:generator>OpenOffice.org/3.3$Win32 OpenOffice.org_project/330m20$Build-9567</meta:generator>
    <dc:date>2012-02-03T18:55:06.37</dc:date>
    <dc:creator>Bilbo Baggins</dc:creator>
    <meta:document-statistic meta:table-count="3" meta:image-count="3" meta:object-count="0" meta:page-count="10" meta:paragraph-count="349" meta:word-count="3060" meta:character-count="19701"/>
    <meta:user-defined meta:name="Info 1"/>
    <meta:user-defined meta:name="Info 2"/>
    <meta:user-defined meta:name="Info 3"/>
    <meta:user-defined meta:name="Info 4"/>
  </office:meta>
</office:document-meta>
</file>